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- HUMAN COMPUTER INTERACTION (HCI):</text:p>
      <text:p text:style-name="P1"><text:tab/>Qué significa HCI? Cuales son sus objetivos?</text:p>
      <text:p text:style-name="P2"/>
      <text:p text:style-name="P2">HCI = Human Computer Interaction.</text:p>
      <text:p text:style-name="P2">HCI es una comunidad de comunidades. El elemento común de las diferentes comunidades continúa siendo el estrecho vínculo entre el análisis crítico de la usabilidad y el desarrollo de nuevas tecnologías y aplicaciones.</text:p>
      <text:p text:style-name="P2"/>
      <text:p text:style-name="P3">MÁS ALLÁ DEL ESCRITORIO:issues</text:p>
      <text:p text:style-name="P2">A medida que el HCI se desarrollaba, se trasladó mas allá del escritorio en 3 sentidos distintos:</text:p>
      <text:p text:style-name="P2">1.-<text:tab/>La metáfora del “escritorio” resultó ser más limitada de lo que parecía (muy desordenado).</text:p>
      <text:p text:style-name="P2">2.-<text:tab/>A través de la creciente influencia de Internet en la sociedad y en computación (social <text:tab/>computing: es una de las que se desarrolla a más velocidad).</text:p>
      <text:p text:style-name="P2">3-<text:tab/>A través de la continua diversificación de la ecología en dispositivos de computación <text:tab/>(computación ubicua: omnipresente[coches,casas]→El escritorio se ha salido del escritorio).</text:p>
      <text:p text:style-name="P2"/>
      <text:p text:style-name="P3">EL CICLO ACTIVIDAD - ARTEFACTO:</text:p>
      <text:p text:style-name="P2">HCI se basa en entender y evaluar críticamente las tecnologías interactivas que la gente usa y experimenta. Pero también se basa en el modo en que esas interacciones evolucionan a medida que la gente se apropia de la tecnología.</text:p>
      <text:p text:style-name="P2"/>
      <text:p text:style-name="P2">Recíprocamente, HCI se basa en entenderlas prácticas y aspiraciones contemporáneas, incluyendo el modo en que esas actividades son llevadas a cabo, elaboradas, pero también limitadas por las infraestructuras y herramientas actuales.</text:p>
      <text:p text:style-name="P2"/>
      <text:p text:style-name="P2">HCI pues, se basa en la co-evolución de las actividades que la gente lleva a cabo con los artefactos que median esas actividades. Es decir, se basa en explorar los espacios de diseño y de darse cuenta de los nuevos sistemas y dispositivos a través de la co-evolución de las actividades y los artefactos (ciclo actividad - artefacto).</text:p>
      <text:p text:style-name="P2">Las iniciativas individuales y colectivas son las que moldean la definición de HCI, y no las leyes físicas.</text:p>
      <text:p text:style-name="P2"/>
      <text:p text:style-name="P3">MEZCLA DE TEORÍAS:</text:p>
      <text:p text:style-name="P5">GOMS (Goals, Operations, Methods and Selection rules): antigua teoría nativa del HCI. Fue el modelo cognitivo más comprensible que la ciencia cognitiva y la ingeniería consiguieron. El modelo incluía aspectos sencillos de percepción, atención, operaciones de memoria a corto plazo, planificación y comportamiento motor de un solo modelo.</text:p>
      <text:p text:style-name="P5">Se empleó para modelar el conocimiento y el comportamiento de los individuos al interactuar con distintos dispositivos (teclados, punteros, …).</text:p>
      <text:p text:style-name="P5"/>
      <text:p text:style-name="P3">IMPLICACIONES DE LA HCI EN LA CIENCIA, LA PRÁCTICA Y LA EPISTEMOLOGÍA (FUNDAMENTOS Y MÉTODOS DEL CONOCIMIENTO CIENTÍFICO):</text:p>
      <text:p text:style-name="P5"/>
      <text:p text:style-name="P5">La introducción de diseñadores en la comunidad del HCI ayudó a reconvertirla en una disciplina de diseño.</text:p>
      <text:p text:style-name="P5"/>
      <text:p text:style-name="P5">Se crearon disciplinas de diseño y cuestiones que antes no existían. Por ejemplo, el diseño de experiencia de usuario y el diseño de interacción fueron exportados del HCI al mundo del diseño. </text:p>
      <text:p text:style-name="P5">Del mismo modo, el análisis de las tensiones productivas entre la creatividad y lo racional en el diseño, requería un campo como el HCI en el que es esencial que los diseños tengan una lógica interna y puedan ser sistemáticamente evaluados y mantenidos al mismo tiempo que provoquen nuevas experiencias e ideas.</text:p>
      <text:p text:style-name="P4"><text:soft-page-break/>3.- EXPERIENCIA DE USUARIO (USER EXPERIENCE):</text:p>
      <text:p text:style-name="P3">DE LO MATERIAL A LO EXPERIMENTAL:</text:p>
      <text:p text:style-name="P5">Son las experiencias creadas y formadas a través de la tecnología y cómo diseñarlas deliberadamente. </text:p>
      <text:p text:style-name="P5">La experiencia de usuario Intenta extender el material, crear una experiencia a través del dispositivo.</text:p>
      <text:p text:style-name="P5"/>
      <text:p text:style-name="P5">Los estudios demuestran que la compra de experiencias hace más feliz a la gente que las compras materiales.</text:p>
      <text:p text:style-name="P5"/>
      <text:p text:style-name="P3">EXPERIENCIA Y NEGOCIO:</text:p>
      <text:p text:style-name="P5"/>
      <text:p text:style-name="P5">La experiencia está considerada como un vehículo del marketing, y pero no se entiende que es el producto por sí mismo.</text:p>
      <text:p text:style-name="P5">La transición de una economía de productos y servicios a una de experiencias y transformacion requiere, desde luego, bastante más.</text:p>
      <text:p text:style-name="P5">Este es el reto al que nos enfrentamos: la Experiencias o Experiencias de Usuario no versa sobre la tecnología, el diseño industrial o las interfícies. Versa sobre crear una experiencia significativa a través de un dispositivo.</text:p>
      <text:p text:style-name="P5"/>
      <text:p text:style-name="P3">LA BESTIA EVASIVA LLAMADA EXPERIENCIA DE USUARIO (USER EXPERIENCE):</text:p>
      <text:p text:style-name="P5"/>
      <text:p text:style-name="P5">Psicológicamente, una experiencia surge de la integración de la percepción, la acción, la motivación y el conocimiento en un inseparable y significativo todo.</text:p>
      <text:p text:style-name="P5">Se refleja una estrecha relación entre estos conceptos y las emociones. Y precisamente, la mayoría de teorías de la acción asumen enlaces cercanos entre acciones, pensamientos y emociones.</text:p>
      <text:p text:style-name="P5"/>
      <text:p text:style-name="P5">Una experiencia es subjetiva, holística (concibe cada realidad como un todo distinto de la suma de las partes que lo componen), situada, dinámica y vale la pena.</text:p>
      <text:p text:style-name="P5"/>
      <text:p text:style-name="P5">Necesidad+cumplimiento es lo que hace de una experiencia placentera.</text:p>
      <text:p text:style-name="P5"/>
      <text:p text:style-name="P3">DISEÑO DE EXPERIENCIAS: DISEÑANDO LO POST-MATERIALISTA:</text:p>
      <text:p text:style-name="P5"/>
      <text:p text:style-name="P5">Con la distinción entre lo experimental y lo material que tanto se ha enfatizado, una “producto de experiencia interactiva” parece una contradicción, pero los objetos no son lo opuesto a las experiencias sino que las crean y moldean sustancialmente.</text:p>
      <text:p text:style-name="P5"/>
      <text:p text:style-name="P5">La noción de experiencia interpretada en centrarse en CÓMO se lleva algo a cabo, fue influenciada por el iPhone.</text:p>
      <text:p text:style-name="P5"/>
      <text:p text:style-name="P3">POR QUÉ, QUÉ Y CÓMO:</text:p>
      <text:p text:style-name="P3"/>
      <text:p text:style-name="P5">El autor distingue 3 niveles al diseñar una experiencia a través de la interacción con un objeto: El por qué, el qué y el cómo:</text:p>
      <text:p text:style-name="P5"/>
      <text:p text:style-name="P5"><text:span text:style-name="T2">QUÉ:</text:span> Se refiere a las cosas que la gente puede hacer a través de un producto interactivo. Funcionalmente hablando, el QUÉ va ligado a la tecnología o a un cierto género de producto.</text:p>
      <text:p text:style-name="P5"><text:span text:style-name="T2">CÓMO:</text:span> se refiere al acto a través de un objeto u operación a nivel sensorial motor (tocar botón) y está ligado al objeto a diseñar y a su contexto de uso.</text:p>
      <text:p text:style-name="P5"><text:span text:style-name="T2">POR QUÉ</text:span>: es el reino del diseñador de interacciones. La mezcla del QUÉ y del CÓMO suele considerarse el producto. Lo que lleva a las personas a usar un producto es el POR QUÉ.</text:p>
      <text:p text:style-name="P5"><text:soft-page-break/></text:p>
      <text:p text:style-name="P5">El diseño de experiencias es el remedio. Empieza por el POR QUÉ intentando aclarar las necesidades y emociones involucradas en una actividad. Sólo entonces determina la funcionalidad disponible para proveer dicha experiencia (QUÉ) y el modo correcto de llevarla a cabo (CÓMO).</text:p>
      <text:p text:style-name="P5">El diseño de experiencias intenta que el POR QUÉ, el QUÉ y el CÓMO vayan acordes, pero enfatizando el POR QUÉ.</text:p>
      <text:p text:style-name="P5"/>
      <text:p text:style-name="P5">La noción de experiencia de usuario (UX) como conjunto de <text:s/>historias contadas a través de los productos puede cambiar el modo en que se piensa y se diseña. Sin embargo, el diseño de experiencias representa la tecnología, que sugiere una experiencia significativa, atractiva, valiosa y estéticamente agradable.</text:p>
      <text:p text:style-name="P5"/>
      <text:p text:style-name="P5">Se debería desviar la atención y los recursos de las innovaciones basadas en la tecnología a las innovaciones basadas en el ser humano.</text:p>
      <text:p text:style-name="P5"/>
      <text:p text:style-name="P5"/>
      <text:p text:style-name="P1"><text:tab/>Qué entiendes por User Computer Interface?</text:p>
      <text:p text:style-name="P2">UCI = User Computer Interface.</text:p>
      <text:p text:style-name="P2"/>
      <text:p text:style-name="P2"/>
      <text:p text:style-name="P2"><text:tab/><text:span text:style-name="T1">Define Interaction Desig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3T09:03:56</meta:creation-date>
    <dc:date>2014-06-14T18:57:22</dc:date>
    <dc:creator>Gabriel </dc:creator>
    <meta:editing-duration>PT7H30M15S</meta:editing-duration>
    <meta:editing-cycles>56</meta:editing-cycles>
    <meta:generator>LibreOffice/3.5$Linux_x86 LibreOffice_project/350m1$Build-2</meta:generator>
    <meta:document-statistic meta:table-count="0" meta:image-count="0" meta:object-count="0" meta:page-count="3" meta:paragraph-count="50" meta:word-count="1052" meta:character-count="6577" meta:non-whitespace-character-count="5567"/>
  </office:meta>
</office:document-meta>
</file>